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=100mm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сталь?</text:p>
          </table:table-cell>
          <table:table-cell table:number-columns-repeated="2" office:value-type="string" calcext:value-type="string">
            <text:p>T, ^\circ C</text:p>
          </table:table-cell>
          <table:table-cell table:number-columns-repeated="2" office:value-type="string" calcext:value-type="string">
            <text:p>d, mm</text:p>
          </table:table-cell>
          <table:table-cell/>
          <table:table-cell office:value-type="string" calcext:value-type="string">
            <text:p>d, mm</text:p>
          </table:table-cell>
          <table:table-cell office:value-type="string" calcext:value-type="string">
            <text:p>t0, сек</text:p>
          </table:table-cell>
          <table:table-cell office:value-type="string" calcext:value-type="string">
            <text:p>t1, сек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.1" calcext:value-type="float">
            <text:p>2.1</text:p>
          </table:table-cell>
          <table:table-cell/>
          <table:table-cell table:style-name="ce1" office:value-type="float" office:value="2.1" calcext:value-type="float">
            <text:p>2.1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1" calcext:value-type="float">
            <text:p>11.51</text:p>
          </table:table-cell>
          <table:table-cell table:formula="of:=2/9*9.81*(([.E5]+[.F5])/2000)*(([.E5]+[.F5])/2000)*(2600-1250+(7700-2600)*[.B5])/0.1*([.I5]+[.J5])/2" office:value-type="float" office:value="1.501627491" calcext:value-type="float">
            <text:p>1.5016274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4.75" office:value-type="float" office:value="4.75" calcext:value-type="float">
            <text:p>4.7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1T09:40:11.688647231</meta:creation-date>
    <dc:date>2020-03-11T10:09:01.838922109</dc:date>
    <meta:editing-duration>PT8M29S</meta:editing-duration>
    <meta:editing-cycles>2</meta:editing-cycles>
    <meta:generator>LibreOffice/6.3.4.2.0$Linux_X86_64 LibreOffice_project/30$Build-2</meta:generator>
    <meta:document-statistic meta:table-count="1" meta:cell-count="21" meta:object-count="0"/>
  </office:meta>
</office:document-meta>
</file>